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B" style:family="table-column">
      <style:table-column-properties style:column-width="2.833cm" style:rel-column-width="10923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F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style:font-weight-asian="bold" style:font-weight-complex="bol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A" table:number-columns-repeated="2"/>
        <table:table-column table:style-name="Tabela1.B" table:number-columns-repeated="2"/>
        <table:table-row>
          <table:table-cell table:style-name="Tabela1.A1" office:value-type="string">
            <text:p text:style-name="P2">Tarefa</text:p>
          </table:table-cell>
          <table:table-cell table:style-name="Tabela1.A1" office:value-type="string">
            <text:p text:style-name="P2">Responsável</text:p>
          </table:table-cell>
          <table:table-cell table:style-name="Tabela1.A1" office:value-type="string">
            <text:p text:style-name="P2">A fazer</text:p>
          </table:table-cell>
          <table:table-cell table:style-name="Tabela1.A1" office:value-type="string">
            <text:p text:style-name="P2">Em Andamento</text:p>
          </table:table-cell>
          <table:table-cell table:style-name="Tabela1.A1" office:value-type="string">
            <text:p text:style-name="P2">Finalizado</text:p>
          </table:table-cell>
          <table:table-cell table:style-name="Tabela1.F1" office:value-type="string">
            <text:p text:style-name="P2">Data Final</text:p>
          </table:table-cell>
        </table:table-row>
        <table:table-row>
          <table:table-cell table:style-name="Tabela1.A2" office:value-type="string">
            <text:p text:style-name="P1">Estudo da tecnologia Bluetooth, da Android API SDK  e Banco de dados MySql / Pesquisa de campo.</text:p>
          </table:table-cell>
          <table:table-cell table:style-name="Tabela1.A2" office:value-type="string">
            <text:p text:style-name="P1">Caroline Rosa</text:p>
            <text:p text:style-name="P1">Julien Leal</text:p>
            <text:p text:style-name="P1">Thauan Lope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F2" office:value-type="date" office:date-value="2013-03-21">
            <text:p text:style-name="P1">21/03/13</text:p>
          </table:table-cell>
        </table:table-row>
        <table:table-row>
          <table:table-cell table:style-name="Tabela1.A2" office:value-type="string">
            <text:p text:style-name="P1">Estudo da tecnologia Bluetooth e da Android API SDK e Banco de dados MySql</text:p>
          </table:table-cell>
          <table:table-cell table:style-name="Tabela1.A2" office:value-type="string">
            <text:p text:style-name="P1">Caroline Rosa</text:p>
            <text:p text:style-name="P1">Julien Leal</text:p>
            <text:p text:style-name="P1">Thauan Lope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F2" office:value-type="date" office:date-value="2013-03-28">
            <text:p text:style-name="P1">28/03/13</text:p>
          </table:table-cell>
        </table:table-row>
        <table:table-row>
          <table:table-cell table:style-name="Tabela1.A2" office:value-type="string">
            <text:p text:style-name="P1">GDD (Game Design Document)</text:p>
          </table:table-cell>
          <table:table-cell table:style-name="Tabela1.A2" office:value-type="string">
            <text:p text:style-name="P1">Julien Leal</text:p>
            <text:p text:style-name="P1">Thauan Lope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F2" office:value-type="date" office:date-value="2013-04-11">
            <text:p text:style-name="P1">11/04/13</text:p>
          </table:table-cell>
        </table:table-row>
        <table:table-row>
          <table:table-cell table:style-name="Tabela1.A2" office:value-type="string">
            <text:p text:style-name="P1">Entrega do GDD / Pototipagem</text:p>
          </table:table-cell>
          <table:table-cell table:style-name="Tabela1.A2" office:value-type="string">
            <text:p text:style-name="P1">Caroline Rosa</text:p>
            <text:p text:style-name="P1">Julien Leal</text:p>
            <text:p text:style-name="P1">Thauan Lope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F2" office:value-type="date" office:date-value="2013-04-11">
            <text:p text:style-name="P1">11/04/13</text:p>
          </table:table-cell>
        </table:table-row>
        <table:table-row>
          <table:table-cell table:style-name="Tabela1.A2" office:value-type="string">
            <text:p text:style-name="P1">Interface e Ilustração</text:p>
          </table:table-cell>
          <table:table-cell table:style-name="Tabela1.A2" office:value-type="string">
            <text:p text:style-name="P1">Ana Carolina</text:p>
            <text:p text:style-name="P1">Anna Pontes</text:p>
            <text:p text:style-name="P1">Brenda</text:p>
            <text:p text:style-name="P1">Matheus <text:line-break/>Rayane Pariz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4-11">
            <text:p text:style-name="P1">11/04/13</text:p>
          </table:table-cell>
        </table:table-row>
        <table:table-row>
          <table:table-cell table:style-name="Tabela1.A2" office:value-type="string">
            <text:p text:style-name="P1">Prototipagem</text:p>
          </table:table-cell>
          <table:table-cell table:style-name="Tabela1.A2" office:value-type="string">
            <text:p text:style-name="P1">Caroline Rosa</text:p>
            <text:p text:style-name="P1">Julien Leal</text:p>
            <text:p text:style-name="P1">Thauan Lope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F2" office:value-type="date" office:date-value="2013-04-18">
            <text:p text:style-name="P1">18/04/13</text:p>
          </table:table-cell>
        </table:table-row>
        <table:table-row>
          <table:table-cell table:style-name="Tabela1.A2" office:value-type="string">
            <text:p text:style-name="P1">Mapa conceitual, </text:p>
          </table:table-cell>
          <table:table-cell table:style-name="Tabela1.A2" office:value-type="string">
            <text:p text:style-name="P1">Thayla Carvalh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4-18">
            <text:p text:style-name="P1">18/04/13</text:p>
          </table:table-cell>
        </table:table-row>
        <table:table-row>
          <table:table-cell table:style-name="Tabela1.A2" office:value-type="string">
            <text:p text:style-name="P1">Fluxo de tela (Roteiro)</text:p>
          </table:table-cell>
          <table:table-cell table:style-name="Tabela1.A2" office:value-type="string">
            <text:p text:style-name="P1">Bárbara Queiroz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F2" office:value-type="date" office:date-value="2013-04-18">
            <text:p text:style-name="P1">18/04/13</text:p>
          </table:table-cell>
        </table:table-row>
        <table:table-row>
          <table:table-cell table:style-name="Tabela1.A2" office:value-type="string">
            <text:p text:style-name="P1">Entrega do protótipo / Revisão do projeto /Finalização da interface</text:p>
          </table:table-cell>
          <table:table-cell table:style-name="Tabela1.A2" office:value-type="string">
            <text:p text:style-name="P1">Todos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4-25">
            <text:p text:style-name="P1">25/04/13</text:p>
          </table:table-cell>
        </table:table-row>
        <table:table-row>
          <table:table-cell table:style-name="Tabela1.A2" office:value-type="string">
            <text:p text:style-name="P1">Playtest com o protótipo / Sonoplastia</text:p>
          </table:table-cell>
          <table:table-cell table:style-name="Tabela1.A2" office:value-type="string">
            <text:p text:style-name="P1">Todos</text:p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02">
            <text:p text:style-name="P1">02/05/13</text:p>
          </table:table-cell>
        </table:table-row>
        <text:soft-page-break/>
        <table:table-row>
          <table:table-cell table:style-name="Tabela1.A2" office:value-type="string">
            <text:p text:style-name="P1"><text:s/>Reimplementeção do protótipo, com todas as funcionalidades ajustadas./ Finalização da sonoplastia e revisão da arte</text:p>
          </table:table-cell>
          <table:table-cell table:style-name="Tabela1.A2" office:value-type="string">
            <text:p text:style-name="P1">Caroline Rosa</text:p>
            <text:p text:style-name="P1">Julien Leal</text:p>
            <text:p text:style-name="P1">Thauan Lopes</text:p>
            <text:p text:style-name="P1">Matheus Gomes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09">
            <text:p text:style-name="P1">09/05/13</text:p>
          </table:table-cell>
        </table:table-row>
        <table:table-row>
          <table:table-cell table:style-name="Tabela1.A2" office:value-type="string">
            <text:p text:style-name="P1">Implementação da arte / Implementação da multilinguagem /Interface e sonoplastia finalizadas / Banco de dados</text:p>
          </table:table-cell>
          <table:table-cell table:style-name="Tabela1.A2" office:value-type="string">
            <text:p text:style-name="P1">Todos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16">
            <text:p text:style-name="P1">16/05/13</text:p>
          </table:table-cell>
        </table:table-row>
        <table:table-row>
          <table:table-cell table:style-name="Tabela1.A2" office:value-type="string">
            <text:p text:style-name="P1">Entrega das Pesquisa</text:p>
          </table:table-cell>
          <table:table-cell table:style-name="Tabela1.A2" office:value-type="string">
            <text:p text:style-name="P1">Bárbara Queiroz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16">
            <text:p text:style-name="P1">16/05/13</text:p>
          </table:table-cell>
        </table:table-row>
        <table:table-row>
          <table:table-cell table:style-name="Tabela1.A2" office:value-type="string">
            <text:p text:style-name="P1">Implementação do som</text:p>
          </table:table-cell>
          <table:table-cell table:style-name="Tabela1.A2" office:value-type="string">
            <text:p text:style-name="P1">Todos de Multimidia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23">
            <text:p text:style-name="P1">23/05/13</text:p>
          </table:table-cell>
        </table:table-row>
        <table:table-row>
          <table:table-cell table:style-name="Tabela1.A2" office:value-type="string">
            <text:p text:style-name="P1">Playtest</text:p>
          </table:table-cell>
          <table:table-cell table:style-name="Tabela1.A2" office:value-type="string">
            <text:p text:style-name="P1">Caroline Rosa</text:p>
            <text:p text:style-name="P1">Julien Leal</text:p>
            <text:p text:style-name="P1">Thauan Lopes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30">
            <text:p text:style-name="P1">30/05/13</text:p>
          </table:table-cell>
        </table:table-row>
        <table:table-row>
          <table:table-cell table:style-name="Tabela1.A2" office:value-type="string">
            <text:p text:style-name="P1">Correção de Bugs / falhas na arte / falhas no som </text:p>
          </table:table-cell>
          <table:table-cell table:style-name="Tabela1.A2" office:value-type="string">
            <text:p text:style-name="P1">Caroline Rosa</text:p>
            <text:p text:style-name="P1">Julien Leal</text:p>
            <text:p text:style-name="P1">Thauan Lopes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06">
            <text:p text:style-name="P1">06/05/13</text:p>
          </table:table-cell>
        </table:table-row>
        <table:table-row>
          <table:table-cell table:style-name="Tabela1.A2" office:value-type="string">
            <text:p text:style-name="P1">Produto Finalizado / Festa comemorativa</text:p>
          </table:table-cell>
          <table:table-cell table:style-name="Tabela1.A2" office:value-type="string">
            <text:p text:style-name="P1">Todos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13">
            <text:p text:style-name="P1">13/05/13</text:p>
          </table:table-cell>
        </table:table-row>
        <table:table-row>
          <table:table-cell table:style-name="Tabela1.A2" office:value-type="string">
            <text:p text:style-name="P1">Entrega do produto final</text:p>
          </table:table-cell>
          <table:table-cell table:style-name="Tabela1.A2" office:value-type="string">
            <text:p text:style-name="P1">Todos</text:p>
          </table:table-cell>
          <table:table-cell table:style-name="Tabela1.A2" office:value-type="string">
            <text:p text:style-name="P1">x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F2" office:value-type="date" office:date-value="2013-05-20">
            <text:p text:style-name="P1">20/05/13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4:22:31.95</meta:creation-date>
    <dc:date>2013-04-18T14:57:58.38</dc:date>
    <meta:editing-duration>PT27M45S</meta:editing-duration>
    <meta:editing-cycles>8</meta:editing-cycles>
    <meta:generator>OpenOffice.org/3.4.1$Win32 OpenOffice.org_project/341m1$Build-9593</meta:generator>
    <meta:document-statistic meta:table-count="1" meta:image-count="0" meta:object-count="0" meta:page-count="2" meta:paragraph-count="97" meta:word-count="238" meta:character-count="1433"/>
  </office:meta>
</office:document-meta>
</file>